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81081EC8A17CDA3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95cm" fo:min-width="3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69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45cm" fo:min-width="1.584cm"/>
    </style:style>
    <style:style style:name="gr5" style:family="graphic" style:parent-style-name="standard">
      <style:graphic-properties draw:textarea-horizontal-align="justify" draw:textarea-vertical-align="middle" draw:auto-grow-height="false" fo:min-height="4.95cm" fo:min-width="3.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24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45cm" fo:min-width="2.383cm"/>
    </style:style>
    <style:style style:name="gr8" style:family="graphic" style:parent-style-name="standard">
      <style:graphic-properties draw:textarea-horizontal-align="justify" draw:textarea-vertical-align="middle" draw:auto-grow-height="false" fo:min-height="1.65cm" fo:min-width="3.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2.436cm" fo:min-width="3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2" style:family="graphic" style:parent-style-name="standard">
      <style:graphic-properties draw:fill="none" draw:textarea-vertical-align="middle" draw:auto-grow-height="false" fo:min-height="7.902cm" fo:min-width="0cm"/>
    </style:style>
    <style:style style:name="gr13" style:family="graphic" style:parent-style-name="standard">
      <style:graphic-properties draw:fill="none" draw:textarea-vertical-align="middle" draw:auto-grow-height="false" fo:min-height="10.548cm" fo:min-width="0.099cm"/>
    </style:style>
    <style:style style:name="gr14" style:family="graphic" style:parent-style-name="standard">
      <style:graphic-properties draw:textarea-horizontal-align="justify" draw:textarea-vertical-align="middle" draw:auto-grow-height="false" fo:min-height="1.65cm" fo:min-width="4.2cm"/>
    </style:style>
    <style:style style:name="gr15" style:family="graphic" style:parent-style-name="standard">
      <style:graphic-properties draw:textarea-horizontal-align="justify" draw:textarea-vertical-align="middle" draw:auto-grow-height="false" fo:min-height="0.944cm" fo:min-width="4.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1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174cm" fo:min-width="1.424cm"/>
    </style:style>
    <style:style style:name="gr18" style:family="graphic" style:parent-style-name="standard">
      <style:graphic-properties draw:textarea-horizontal-align="justify" draw:textarea-vertical-align="middle" draw:auto-grow-height="false" fo:min-height="1.74cm" fo:min-width="4.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02cm"/>
    </style:style>
    <style:style style:name="pr1" style:family="presentation" style:parent-style-name="Blue_5f_Curve-title">
      <style:graphic-properties draw:textarea-vertical-align="middle"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15.95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fo:min-height="1.771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33% 58%"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 text:style-name="P1">External wired chip access <text:s text:c="5"/><text:line-break/><text:span text:style-name="T1">Pros and cons of some approaches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External wired chip access?</text:p>
          </draw:text-box>
        </draw:frame>
        <draw:frame presentation:style-name="pr4" draw:layer="layout" svg:width="27.2cm" svg:height="16.2cm" svg:x="0.4cm" svg:y="2.8cm" presentation:class="outline">
          <draw:text-box>
            <text:list text:style-name="L2">
              <text:list-item>
                <text:p>This is an externally accessible data bus that can be used to communicate with your chip on a regular to very rarely basis.</text:p>
              </text:list-item>
              <text:list-item>
                <text:p>It is not intended to be used by the primary functioning of the device.</text:p>
                <text:list>
                  <text:list-item>
                    <text:p>You can share an internal data bus externally deliberately but the considerations for doing so is beyond the scope of this presentation.</text:p>
                  </text:list-item>
                </text:list>
              </text:list-item>
              <text:list-item>
                <text:p>Typical usages:</text:p>
                <text:list>
                  <text:list-item>
                    <text:p>Loading firmware.</text:p>
                  </text:list-item>
                  <text:list-item>
                    <text:p>Performing testing.</text:p>
                  </text:list-item>
                  <text:list-item>
                    <text:p>Getting debug information out.</text:p>
                  </text:list-item>
                  <text:list-item>
                    <text:p>Debugging firmware.</text:p>
                  </text:list-item>
                  <text:list-item>
                    <text:p>Configuring a device.</text:p>
                  </text:list-item>
                </text:list>
              </text:list-item>
              <text:list-item>
                <text:p>Not considering wireless communication (e.g. wifi, bluetooth)</text:p>
                <text:list>
                  <text:list-item>
                    <text:p>Usually much more complex and costly to implemen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USB 2 based</text:p>
          </draw:text-box>
        </draw:frame>
        <draw:frame presentation:style-name="pr4" draw:layer="layout" svg:width="27.2cm" svg:height="16.2cm" svg:x="0.4cm" svg:y="2.8cm" presentation:class="outline">
          <draw:text-box>
            <text:list text:style-name="L2">
              <text:list-item>
                <text:p>Have a USB connection for external access.</text:p>
              </text:list-item>
              <text:list-item>
                <text:p>Supported by all computers.</text:p>
              </text:list-item>
              <text:list-item>
                <text:p>Requires 2 pins (D+, D-).</text:p>
              </text:list-item>
              <text:list-item>
                <text:p>Fast (up to 100’s Mbps).</text:p>
              </text:list-item>
              <text:list-item>
                <text:p text:style-name="P3">Allows you to multiplex many chip functions as separately connectable end points.</text:p>
              </text:list-item>
              <text:list-item>
                <text:p>Have to license special purpose silicon.</text:p>
              </text:list-item>
              <text:list-item>
                <text:p>Need to have an on-chip USB stack.</text:p>
              </text:list-item>
              <text:list-item>
                <text:p>Non trivial delay needed for enumeration, driver loading and application recognition if boot time access is desir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JTAG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Use the JTAG TAP to supply a bidirectional communication link with purpose designed silicon.</text:p>
                <text:list>
                  <text:list-item>
                    <text:list>
                      <text:list-item>
                        <text:p>Well established traditional method that works well with manufacturing test equipment.</text:p>
                      </text:list-item>
                    </text:list>
                  </text:list-item>
                </text:list>
              </text:list-item>
              <text:list-item>
                <text:p>JTAG probes are commonly available.</text:p>
              </text:list-item>
              <text:list-item>
                <text:p>4 pins are needed for full JTAG (TDI, TDO, TCK, TMS + optionally TRST).</text:p>
              </text:list-item>
              <text:list-item>
                <text:p>2 pins are needed for cJTAG (TMSC, TCKC) or SWD (SWDIO, SWCLK).</text:p>
              </text:list-item>
              <text:list-item>
                <text:p>Fast (up to ~100 Mbps).</text:p>
              </text:list-item>
              <text:list-item>
                <text:p>Have to license special purpose silicon (SWD is much cheaper).</text:p>
              </text:list-item>
              <text:list-item>
                <text:p>Generally don’t need any on-chip software beyond enable/disable.</text:p>
              </text:list-item>
              <text:list-item>
                <text:p>Operates independently of chip reset / boot, but need to have previously established a conne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 presentation:user-transformed="true">
          <draw:text-box>
            <text:p>Custom firmware managed serial</text:p>
          </draw:text-box>
        </draw:frame>
        <draw:frame presentation:style-name="pr4" draw:text-style-name="P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<text:span text:style-name="T2">Using a serial interface of your choice (SPI, I</text:span><text:span text:style-name="T3">2</text:span><text:span text:style-name="T2">C, bidirectional / half-duplex USART) using 1-3 pins and standard serial peripherals.</text:span></text:p>
                <text:list>
                  <text:list-item>
                    <text:list>
                      <text:list-item>
                        <text:p><text:span text:style-name="T4">No widespread standard so this is most likely an in-house design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USB based generic FTDI adapters are commonly available.</text:span></text:p>
                <text:list>
                  <text:list-item>
                    <text:list>
                      <text:list-item>
                        <text:p><text:span text:style-name="T4">Will usually need to make a custom adapter cable unless you have copious board space to put a specific module footprint on your board.</text:span></text:p>
                      </text:list-item>
                      <text:list-item>
                        <text:p><text:span text:style-name="T4">Usually easier to just put an FTDI chip using USB directly onto your PCB.</text:span></text:p>
                      </text:list-item>
                      <text:list-item>
                        <text:p><text:span text:style-name="T4">You will need to write a PC application to drive the FTDI device and operate your chosen interface and protocol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Only need an appropriate peripheral for your chosen signalling.</text:span></text:p>
              </text:list-item>
              <text:list-item>
                <text:p><text:span text:style-name="T2">Need to have on-chip software support.</text:span></text:p>
                <text:list>
                  <text:list-item>
                    <text:list>
                      <text:list-item>
                        <text:p><text:span text:style-name="T4">If you want to implement breakpoints and stepping then you’ll either need H/W breakpoints or the ability to modify the executing code.</text:span></text:p>
                      </text:list-item>
                      <text:list-item>
                        <text:p><text:span text:style-name="T4">Requires mostly bespoke software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ypically sluggish (~1Mbps) unless implemented efficiently (~10Mbps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01cm" svg:y="0.4cm" presentation:class="title" presentation:user-transformed="true">
          <draw:text-box>
            <text:p>Custom debugging firmware</text:p>
          </draw:text-box>
        </draw:frame>
        <draw:frame presentation:style-name="pr4" draw:layer="layout" svg:width="27.2cm" svg:height="7.8cm" svg:x="0.4cm" svg:y="2.8cm" presentation:class="outline" presentation:user-transformed="true">
          <draw:text-box>
            <text:list text:style-name="L2">
              <text:list-item>
                <text:p>Needed for on-chip USB or custom firmware managed serial.</text:p>
              </text:list-item>
              <text:list-item>
                <text:p>The firmware needs to operate all debugging operations.</text:p>
              </text:list-item>
              <text:list-item>
                <text:p>There is a significant amount of processor load on the chip as a result which limits the effective speed of operations (rather than the communication speed).</text:p>
              </text:list-item>
              <text:list-item>
                <text:p>General architecture:</text:p>
                <text:p/>
                <text:p/>
                <text:p/>
                <text:p/>
                <text:p><text:span text:style-name="T6"/></text:p>
              </text:list-item>
              <text:list-item>
                <text:p>This is usually a software capability built up over years.</text:p>
              </text:list-item>
            </text:list>
          </draw:text-box>
        </draw:frame>
        <draw:g>
          <draw:custom-shape draw:style-name="gr2" draw:text-style-name="P5" draw:layer="layout" svg:width="3.8cm" svg:height="5.2cm" svg:x="0.7cm" svg:y="10.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3.648cm" svg:height="2.719cm" svg:x="0.852cm" svg:y="11.45cm">
            <draw:text-box>
              <text:p text:style-name="P5">PC utilities</text:p>
              <text:p text:style-name="P5">with GDB portal</text:p>
            </draw:text-box>
          </draw:frame>
        </draw:g>
        <draw:custom-shape draw:style-name="gr4" draw:text-style-name="P7" draw:layer="layout" svg:width="2.6cm" svg:height="1.4cm" svg:x="4.5cm" svg:y="12.7cm">
          <text:p text:style-name="P5"/>
          <text:p text:style-name="P5"/>
          <text:p text:style-name="P5"/>
          <text:p text:style-name="P5"/>
          <text:p text:style-name="P5">USB or</text:p>
          <text:p text:style-name="P5">serial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5" draw:text-style-name="P5" draw:layer="layout" svg:width="3.7cm" svg:height="5.2cm" svg:x="7.1cm" svg:y="10.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3.552cm" svg:height="3.874cm" svg:x="7.248cm" svg:y="11.45cm">
            <draw:text-box>
              <text:p text:style-name="P5">Peripheral ISR</text:p>
              <text:p text:style-name="P5">+</text:p>
              <text:p text:style-name="P5">Protocol stack</text:p>
            </draw:text-box>
          </draw:frame>
        </draw:g>
        <draw:custom-shape draw:style-name="gr7" draw:text-style-name="P7" draw:layer="layout" svg:width="3.599cm" svg:height="1.4cm" svg:x="10.801cm" svg:y="12.7cm">
          <text:p text:style-name="P5"/>
          <text:p text:style-name="P5"/>
          <text:p text:style-name="P5"/>
          <text:p text:style-name="P5"/>
          <text:p text:style-name="P5">Command &amp;</text:p>
          <text:p text:style-name="P5">data buffer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8" draw:text-style-name="P5" draw:layer="layout" svg:width="3.9cm" svg:height="1.9cm" svg:x="14.9cm" svg:y="9.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3.744cm" svg:height="1.673cm" svg:x="15.056cm" svg:y="9.737cm">
            <draw:text-box>
              <text:p text:style-name="P5">ISR debug agent</text:p>
            </draw:text-box>
          </draw:frame>
        </draw:g>
        <draw:g>
          <draw:custom-shape draw:style-name="gr8" draw:text-style-name="P5" draw:layer="layout" svg:width="3.9cm" svg:height="1.9cm" svg:x="14.9cm" svg:y="12.1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3.744cm" svg:height="1.673cm" svg:x="15.056cm" svg:y="12.337cm">
            <draw:text-box>
              <text:p text:style-name="P5">Task debug agent</text:p>
            </draw:text-box>
          </draw:frame>
        </draw:g>
        <draw:g>
          <draw:custom-shape draw:style-name="gr10" draw:text-style-name="P5" draw:layer="layout" svg:width="3.8cm" svg:height="2.686cm" svg:x="14.9cm" svg:y="1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6" draw:layer="layout" svg:width="3.648cm" svg:height="2.384cm" svg:x="14.952cm" svg:y="14.735cm">
            <draw:text-box>
              <text:p text:style-name="P5">In code debug agent</text:p>
            </draw:text-box>
          </draw:frame>
        </draw:g>
        <draw:custom-shape draw:style-name="gr12" draw:text-style-name="P7" draw:layer="layout" svg:width="0.8cm" svg:height="8.6cm" svg:x="18.7cm" svg:y="9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7" draw:layer="layout" svg:width="0.599cm" svg:height="8.6cm" svg:x="14.295cm" svg:y="9.10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7" draw:layer="layout" svg:width="0.599cm" svg:height="10.798cm" svg:x="21.895cm" svg:y="8.002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custom-shape draw:style-name="gr14" draw:text-style-name="P5" draw:layer="layout" svg:width="4.7cm" svg:height="1.9cm" svg:x="22.5cm" svg:y="8.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4.512cm" svg:height="1.673cm" svg:x="22.688cm" svg:y="8.437cm">
            <draw:text-box>
              <text:p text:style-name="P5">H/W address ISR</text:p>
            </draw:text-box>
          </draw:frame>
        </draw:g>
        <draw:g>
          <draw:custom-shape draw:style-name="gr15" draw:text-style-name="P5" draw:layer="layout" svg:width="4.7cm" svg:height="1.194cm" svg:x="22.5cm" svg:y="10.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6" draw:layer="layout" svg:width="4.512cm" svg:height="1.051cm" svg:x="22.688cm" svg:y="10.649cm">
            <draw:text-box>
              <text:p text:style-name="P5">RAM contents</text:p>
            </draw:text-box>
          </draw:frame>
        </draw:g>
        <draw:custom-shape draw:style-name="gr17" draw:text-style-name="P7" draw:layer="layout" svg:width="2.4cm" svg:height="0.848cm" svg:x="19.5cm" svg:y="12.9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5" draw:text-style-name="P5" draw:layer="layout" svg:width="4.7cm" svg:height="1.194cm" svg:x="22.5cm" svg:y="12.1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6" draw:layer="layout" svg:width="4.512cm" svg:height="1.051cm" svg:x="22.688cm" svg:y="12.249cm">
            <draw:text-box>
              <text:p text:style-name="P5">Exec binary</text:p>
            </draw:text-box>
          </draw:frame>
        </draw:g>
        <draw:g>
          <draw:custom-shape draw:style-name="gr15" draw:text-style-name="P5" draw:layer="layout" svg:width="4.7cm" svg:height="1.194cm" svg:x="22.5cm" svg:y="15.9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6" draw:layer="layout" svg:width="4.512cm" svg:height="1.051cm" svg:x="22.688cm" svg:y="16.049cm">
            <draw:text-box>
              <text:p text:style-name="P5">Debug info</text:p>
            </draw:text-box>
          </draw:frame>
        </draw:g>
        <draw:g>
          <draw:custom-shape draw:style-name="gr15" draw:text-style-name="P5" draw:layer="layout" svg:width="4.7cm" svg:height="1.194cm" svg:x="22.5cm" svg:y="17.4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6" draw:layer="layout" svg:width="4.512cm" svg:height="1.051cm" svg:x="22.688cm" svg:y="17.549cm">
            <draw:text-box>
              <text:p text:style-name="P5">Peripherals</text:p>
            </draw:text-box>
          </draw:frame>
        </draw:g>
        <draw:g>
          <draw:custom-shape draw:style-name="gr18" draw:text-style-name="P5" draw:layer="layout" svg:width="4.7cm" svg:height="1.99cm" svg:x="22.5cm" svg:y="13.6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6" draw:layer="layout" svg:width="4.512cm" svg:height="1.752cm" svg:x="22.688cm" svg:y="13.848cm">
            <draw:text-box>
              <text:p text:style-name="P5">Task &amp; ISR priorities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01cm" svg:y="0.4cm" presentation:class="title" presentation:user-transformed="true">
          <draw:text-box>
            <text:p>Breakpoints and code stepping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Code stepping is simply putting breakpoint(s) in appropriate places so that only one line of code is executed before hitting the next breakpoint.</text:p>
              </text:list-item>
              <text:list-item>
                <text:p>H/W breakpoints are actually a hardware address matching feature.</text:p>
                <text:list>
                  <text:list-item>
                    <text:p>The next instruction address (program counter) is compared against a fixed number (usually 2-6) of addresses.</text:p>
                  </text:list-item>
                  <text:list-item>
                    <text:p>For custom debug firmware to be able to use this an interrupt must be raised <text:span text:style-name="T7">(rather than halting the processor and passing control to a H/W debugger)</text:span>.</text:p>
                  </text:list-item>
                  <text:list-item>
                    <text:p>The debugging agent then takes control and informs the GDB clients of the new processor state.</text:p>
                  </text:list-item>
                </text:list>
              </text:list-item>
              <text:list-item>
                <text:p>Code modification breakpoints rely on changing the code so that the in task / in ISR debug agent is called.</text:p>
              </text:list-item>
              <text:list-item>
                <text:p>If code modification is not possible then a large number of ‘should I break now’ checks can be inserted by build tools in areas of interest.</text:p>
                <text:list>
                  <text:list-item>
                    <text:p>The developer can only break at these particular loc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2pt" style:font-size-asian="22pt" style:font-size-complex="22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0pt" style:font-size-asian="20pt" style:font-size-complex="20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18pt" style:font-size-asian="18pt" style:font-size-complex="18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16pt" style:font-size-asian="16pt" style:font-size-complex="16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16pt" style:font-size-asian="16pt" style:font-size-complex="16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16pt" style:font-size-asian="16pt" style:font-size-complex="16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171cm" fo:min-width="27.991cm"/>
    </style:style>
    <style:style style:name="Mpr5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606cm" fo:min-width="27.991cm"/>
    </style:style>
    <style:style style:name="Mpr6" style:family="presentation" style:parent-style-name="Blue_5f_Curve1-outline1">
      <style:graphic-properties fo:min-height="12.18cm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start"/>
    </style:style>
    <style:style style:name="MP11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9" draw:layer="backgroundobjects" svg:width="3cm" svg:height="0.806cm" svg:x="25cm" svg:y="20.2cm">
        <draw:text-box>
          <text:p text:style-name="MP8"><text:span text:style-name="MT2">CC BY-ND</text:span></text:p>
        </draw:text-box>
      </draw:frame>
      <draw:frame draw:style-name="Mgr4" draw:text-style-name="MP9" draw:layer="backgroundobjects" svg:width="4.8cm" svg:height="0.806cm" svg:x="0cm" svg:y="20.2cm">
        <draw:text-box>
          <text:p text:style-name="MP10"><text:span text:style-name="MT2">RidiculousRichar</text:span><text:span text:style-name="MT2">d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11" draw:layer="backgroundobjects" svg:width="27.991cm" svg:height="2.17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11" draw:layer="backgroundobjects" svg:width="27.991cm" svg:height="1.606cm" svg:x="0cm" svg:y="19.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01cm" svg:y="0.4cm" presentation:class="title" presentation:placeholder="true">
        <draw:text-box/>
      </draw:frame>
      <draw:frame presentation:style-name="Mpr6" draw:layer="backgroundobjects" svg:width="27.2cm" svg:height="16.2cm" svg:x="0.4cm" svg:y="2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8cm" svg:height="0.979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10.051cm" svg:height="0.979cm" svg:x="8.4cm" svg:y="20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4.199cm" svg:height="0.979cm" svg:x="22.4cm" svg:y="20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9" draw:layer="backgroundobjects" svg:width="3cm" svg:height="0.806cm" svg:x="25cm" svg:y="20.2cm">
        <draw:text-box>
          <text:p text:style-name="MP8"><text:span text:style-name="MT2">CC BY-ND</text:span></text:p>
        </draw:text-box>
      </draw:frame>
      <draw:frame draw:style-name="Mgr4" draw:text-style-name="MP9" draw:layer="backgroundobjects" svg:width="4.8cm" svg:height="0.806cm" svg:x="0cm" svg:y="20.2cm">
        <draw:text-box>
          <text:p text:style-name="MP10"><text:span text:style-name="MT2">RidiculousRichar</text:span><text:span text:style-name="MT2">d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8:29:41.675662587</meta:creation-date>
    <meta:editing-duration>PT1H13M53S</meta:editing-duration>
    <meta:editing-cycles>15</meta:editing-cycles>
    <meta:generator>LibreOffice/6.1.6.3$Linux_X86_64 LibreOffice_project/10$Build-3</meta:generator>
    <dc:title>Blue plus</dc:title>
    <dc:date>2019-08-15T00:28:42.569962873</dc:date>
    <meta:document-statistic meta:object-count="105"/>
  </office:meta>
</office:document-meta>
</file>